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1a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oad-time=7:00</text:p>
      <text:p text:style-name="Standard">post-processing=true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6:50:37.991665044</meta:creation-date>
    <meta:generator>LibreOffice/24.8.1.2$Linux_X86_64 LibreOffice_project/480$Build-2</meta:generator>
    <dc:date>2024-09-25T16:52:58.302555720</dc:date>
    <meta:editing-duration>PT2M21S</meta:editing-duration>
    <meta:editing-cycles>1</meta:editing-cycles>
    <meta:document-statistic meta:table-count="0" meta:image-count="0" meta:object-count="0" meta:page-count="1" meta:paragraph-count="2" meta:word-count="2" meta:character-count="36" meta:non-whitespace-character-count="36"/>
  </office:meta>
</office:document-meta>
</file>